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16383*"/>
    </style:style>
    <style:style style:name="Tabela2.D" style:family="table-column">
      <style:table-column-properties style:column-width="4.251cm" style:rel-column-width="16386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dd57" officeooo:paragraph-rsid="001add57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1add57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1d09b5" officeooo:paragraph-rsid="001b9175" fo:background-color="#1e1e1e"/>
    </style:style>
    <style:style style:name="P5" style:family="paragraph" style:parent-style-name="Standard">
      <style:text-properties officeooo:rsid="001b9175" officeooo:paragraph-rsid="001b9175"/>
    </style:style>
    <style:style style:name="P6" style:family="paragraph" style:parent-style-name="Standard">
      <style:text-properties officeooo:rsid="001d09b5" officeooo:paragraph-rsid="001b9175"/>
    </style:style>
    <style:style style:name="P7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8" style:family="paragraph" style:parent-style-name="Standard">
      <style:text-properties officeooo:rsid="001e4af9" officeooo:paragraph-rsid="001e4af9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fd1a6" officeooo:paragraph-rsid="001fd1a6" fo:background-color="transparent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b9175" officeooo:paragraph-rsid="00280a37" fo:background-color="transparent" style:font-weight-asian="bold" style:font-weight-complex="bold"/>
    </style:style>
    <style:style style:name="P11" style:family="paragraph" style:parent-style-name="Standard">
      <style:text-properties style:text-underline-style="none" fo:font-weight="normal" officeooo:rsid="001fd1a6" officeooo:paragraph-rsid="001fd1a6" fo:background-color="transparent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5709a" officeooo:paragraph-rsid="0025709a" fo:background-color="transparent" style:font-weight-asian="normal" style:font-weight-complex="normal"/>
    </style:style>
    <style:style style:name="P13" style:family="paragraph" style:parent-style-name="Standard">
      <style:text-properties officeooo:paragraph-rsid="0020b3b1"/>
    </style:style>
    <style:style style:name="P14" style:family="paragraph" style:parent-style-name="Standard">
      <style:text-properties officeooo:paragraph-rsid="00229d5e"/>
    </style:style>
    <style:style style:name="P15" style:family="paragraph" style:parent-style-name="Standard">
      <style:text-properties officeooo:rsid="00241e5c" officeooo:paragraph-rsid="00241e5c"/>
    </style:style>
    <style:style style:name="P16" style:family="paragraph" style:parent-style-name="Standard">
      <style:text-properties officeooo:paragraph-rsid="0025709a"/>
    </style:style>
    <style:style style:name="P17" style:family="paragraph" style:parent-style-name="Standard">
      <style:text-properties fo:color="#333333" style:text-underline-style="none" fo:font-weight="normal" officeooo:rsid="00299d5c" officeooo:paragraph-rsid="00299d5c" fo:background-color="transparent" style:font-weight-asian="normal" style:font-weight-complex="normal"/>
    </style:style>
    <style:style style:name="P18" style:family="paragraph" style:parent-style-name="Standard">
      <style:text-properties fo:color="#333333" style:text-underline-style="none" fo:font-weight="normal" officeooo:rsid="002b1db7" officeooo:paragraph-rsid="002b1db7" fo:background-color="transparent" style:font-weight-asian="normal" style:font-weight-complex="normal"/>
    </style:style>
    <style:style style:name="P19" style:family="paragraph" style:parent-style-name="Standard">
      <style:text-properties fo:color="#333333" style:text-underline-style="none" fo:font-weight="normal" officeooo:rsid="002c2939" officeooo:paragraph-rsid="002c2939" fo:background-color="transparent" style:font-weight-asian="normal" style:font-weight-complex="normal"/>
    </style:style>
    <style:style style:name="P20" style:family="paragraph" style:parent-style-name="Standard">
      <style:text-properties fo:color="#333333" style:text-underline-style="none" fo:font-weight="normal" officeooo:rsid="00241e5c" officeooo:paragraph-rsid="00241e5c" fo:background-color="transparent" style:font-weight-asian="normal" style:font-weight-complex="normal"/>
    </style:style>
    <style:style style:name="P21" style:family="paragraph" style:parent-style-name="Standard">
      <style:text-properties fo:color="#333333" style:text-underline-style="none" fo:font-weight="normal" officeooo:rsid="0020b3b1" officeooo:paragraph-rsid="0025709a" fo:background-color="transparent" style:font-weight-asian="normal" style:font-weight-complex="normal"/>
    </style:style>
    <style:style style:name="P22" style:family="paragraph" style:parent-style-name="Standard">
      <style:text-properties fo:color="#333333" style:text-underline-style="none" fo:font-weight="normal" officeooo:rsid="002c2939" officeooo:paragraph-rsid="002c2939" fo:background-color="#ff0000" style:font-weight-asian="normal" style:font-weight-complex="normal"/>
    </style:style>
    <style:style style:name="P23" style:family="paragraph" style:parent-style-name="Standard">
      <style:text-properties fo:color="#333333" style:text-underline-style="none" fo:font-weight="normal" officeooo:rsid="00299d5c" officeooo:paragraph-rsid="00299d5c" fo:background-color="#ff0000" style:font-weight-asian="normal" style:font-weight-complex="normal"/>
    </style:style>
    <style:style style:name="P24" style:family="paragraph" style:parent-style-name="Standard">
      <style:text-properties fo:color="#333333" style:text-underline-style="none" fo:font-weight="normal" officeooo:rsid="002e988f" officeooo:paragraph-rsid="002e988f" fo:background-color="#ff0000" style:font-weight-asian="normal" style:font-weight-complex="normal"/>
    </style:style>
    <style:style style:name="P25" style:family="paragraph" style:parent-style-name="Standard">
      <style:text-properties fo:color="#00a933" style:text-underline-style="none" fo:font-weight="normal" officeooo:rsid="00299d5c" officeooo:paragraph-rsid="00299d5c" fo:background-color="transparent" style:font-weight-asian="normal" style:font-weight-complex="normal"/>
    </style:style>
    <style:style style:name="P26" style:family="paragraph" style:parent-style-name="Standard">
      <style:text-properties officeooo:paragraph-rsid="002b1db7"/>
    </style:style>
    <style:style style:name="P27" style:family="paragraph" style:parent-style-name="Standard">
      <style:text-properties fo:color="#000000" fo:font-size="16pt" style:text-underline-style="none" fo:font-weight="normal" officeooo:rsid="002e988f" officeooo:paragraph-rsid="002e988f" fo:background-color="transparent" style:font-weight-asian="normal" style:font-weight-complex="normal"/>
    </style:style>
    <style:style style:name="P28" style:family="paragraph" style:parent-style-name="Standard">
      <style:text-properties fo:color="#000000" fo:font-size="12pt" style:text-underline-style="none" fo:font-weight="normal" officeooo:rsid="002e988f" officeooo:paragraph-rsid="002e988f" fo:background-color="transparent" style:font-weight-asian="normal" style:font-weight-complex="normal"/>
    </style:style>
    <style:style style:name="P29" style:family="paragraph" style:parent-style-name="Standard">
      <style:text-properties fo:color="#000000" fo:font-size="12pt" style:text-underline-style="none" fo:font-weight="normal" officeooo:rsid="002febae" officeooo:paragraph-rsid="002febae" fo:background-color="transparent" style:font-weight-asian="normal" style:font-weight-complex="normal"/>
    </style:style>
    <style:style style:name="P30" style:family="paragraph" style:parent-style-name="Standard">
      <style:text-properties fo:color="#000000" fo:font-size="12pt" style:text-underline-style="none" fo:font-weight="normal" officeooo:rsid="00321a47" officeooo:paragraph-rsid="00321a47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text-properties fo:color="#000000" fo:font-size="12pt" style:text-underline-style="none" fo:font-weight="normal" officeooo:rsid="002febae" officeooo:paragraph-rsid="002febae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000000" fo:font-size="12pt" style:text-underline-style="none" fo:font-weight="normal" officeooo:rsid="00332510" officeooo:paragraph-rsid="00332510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text-properties fo:color="#000000" fo:font-size="12pt" style:text-underline-style="none" fo:font-weight="normal" officeooo:rsid="00344882" officeooo:paragraph-rsid="00344882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text-properties fo:color="#000000" fo:font-size="12pt" style:text-underline-style="none" fo:font-weight="normal" officeooo:rsid="0035ba2e" officeooo:paragraph-rsid="0035ba2e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text-properties fo:color="#000000" fo:font-size="12pt" style:text-underline-style="none" fo:font-weight="normal" officeooo:rsid="0035ba2e" officeooo:paragraph-rsid="0036d92d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text-properties fo:color="#000000" fo:font-size="12pt" style:text-underline-style="none" fo:font-weight="bold" officeooo:rsid="00321a47" officeooo:paragraph-rsid="00321a47" fo:background-color="transparent" style:font-size-asian="12pt" style:font-weight-asian="bold" style:font-size-complex="12pt" style:font-weight-complex="bold"/>
    </style:style>
    <style:style style:name="P37" style:family="paragraph" style:parent-style-name="Standard">
      <style:text-properties fo:color="#000000" fo:font-size="26pt" style:text-underline-style="none" fo:font-weight="normal" officeooo:rsid="002febae" officeooo:paragraph-rsid="002febae" fo:background-color="transparent" style:font-size-asian="26pt" style:font-weight-asian="normal" style:font-size-complex="26pt" style:font-weight-complex="normal"/>
    </style:style>
    <style:style style:name="P38" style:family="paragraph" style:parent-style-name="Standard">
      <style:text-properties fo:color="#000000" fo:font-size="26pt" style:text-underline-style="none" fo:font-weight="normal" officeooo:rsid="00321a47" officeooo:paragraph-rsid="00321a47" fo:background-color="transparent" style:font-size-asian="26pt" style:font-weight-asian="normal" style:font-size-complex="26pt" style:font-weight-complex="normal"/>
    </style:style>
    <style:style style:name="P39" style:family="paragraph" style:parent-style-name="Standard">
      <style:text-properties officeooo:rsid="001ed73e" officeooo:paragraph-rsid="001b9175" fo:background-color="#ffff00"/>
    </style:style>
    <style:style style:name="P40" style:family="paragraph" style:parent-style-name="Standard">
      <style:text-properties fo:color="#ffff00" officeooo:rsid="0020b3b1" officeooo:paragraph-rsid="0025709a" fo:background-color="#333333"/>
    </style:style>
    <style:style style:name="P41" style:family="paragraph" style:parent-style-name="Standard">
      <style:text-properties officeooo:paragraph-rsid="0035ba2e"/>
    </style:style>
    <style:style style:name="P42" style:family="paragraph" style:parent-style-name="Standard">
      <style:paragraph-properties style:writing-mode="lr-tb"/>
      <style:text-properties officeooo:rsid="001e4af9" officeooo:paragraph-rsid="001e4af9"/>
    </style:style>
    <style:style style:name="P43" style:family="paragraph" style:parent-style-name="Standard">
      <style:paragraph-properties style:writing-mode="lr-tb"/>
      <style:text-properties fo:color="#ffff00" style:text-underline-style="none" fo:font-weight="normal" officeooo:rsid="0035ba2e" officeooo:paragraph-rsid="0035ba2e" fo:background-color="#333333" style:font-weight-asian="normal" style:font-weight-complex="normal"/>
    </style:style>
    <style:style style:name="P44" style:family="paragraph" style:parent-style-name="Standard">
      <style:paragraph-properties style:writing-mode="lr-tb"/>
      <style:text-properties fo:color="#000000" style:text-underline-style="none" fo:font-weight="normal" officeooo:rsid="003a2375" officeooo:paragraph-rsid="003a2375" fo:background-color="transparent" style:font-weight-asian="normal" style:font-weight-complex="normal"/>
    </style:style>
    <style:style style:name="P45" style:family="paragraph" style:parent-style-name="Standard">
      <style:paragraph-properties style:writing-mode="lr-tb"/>
      <style:text-properties fo:color="#000000" style:text-underline-style="none" fo:font-weight="normal" officeooo:rsid="003baea0" officeooo:paragraph-rsid="003baea0" fo:background-color="transparent" style:font-weight-asian="normal" style:font-weight-complex="normal"/>
    </style:style>
    <style:style style:name="P46" style:family="paragraph" style:parent-style-name="Table_20_Contents">
      <style:text-properties fo:font-size="12pt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35ba2e" officeooo:paragraph-rsid="0035ba2e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rsid="0035ba2e" officeooo:paragraph-rsid="0036d92d" style:font-size-asian="12pt" style:font-size-complex="12pt"/>
    </style:style>
    <style:style style:name="P49" style:family="paragraph" style:parent-style-name="Table_20_Contents">
      <style:text-properties fo:font-size="12pt" officeooo:paragraph-rsid="0036d92d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20pt" officeooo:rsid="0036d92d" officeooo:paragraph-rsid="0036d92d" style:font-size-asian="20pt" style:font-size-complex="20pt"/>
    </style:style>
    <style:style style:name="P51" style:family="paragraph" style:parent-style-name="Table_20_Contents">
      <style:paragraph-properties fo:text-align="center" style:justify-single-word="false"/>
      <style:text-properties fo:font-size="20pt" officeooo:rsid="003a2375" officeooo:paragraph-rsid="003a2375" style:font-size-asian="20pt" style:font-size-complex="20pt"/>
    </style:style>
    <style:style style:name="P52" style:family="paragraph" style:parent-style-name="Table_20_Contents">
      <style:paragraph-properties fo:text-align="center" style:justify-single-word="false"/>
      <style:text-properties fo:font-size="20pt" officeooo:rsid="0036d92d" officeooo:paragraph-rsid="0036d92d" style:font-size-asian="20pt" style:font-size-complex="20pt"/>
    </style:style>
    <style:style style:name="P53" style:family="paragraph" style:parent-style-name="Standard">
      <style:text-properties fo:color="#000000" fo:font-size="12pt" style:text-underline-style="none" fo:font-weight="normal" officeooo:rsid="0035ba2e" officeooo:paragraph-rsid="0035ba2e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text-properties fo:color="#000000" fo:font-size="12pt" style:text-underline-style="none" fo:font-weight="normal" officeooo:rsid="0036d92d" officeooo:paragraph-rsid="0035ba2e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style:writing-mode="lr-tb"/>
      <style:text-properties fo:color="#000000" style:text-underline-style="none" fo:font-weight="normal" officeooo:rsid="003baea0" officeooo:paragraph-rsid="003baea0" fo:background-color="transparent" style:font-weight-asian="normal" style:font-weight-complex="normal"/>
    </style:style>
    <style:style style:name="P56" style:family="paragraph" style:parent-style-name="Standard">
      <style:paragraph-properties style:writing-mode="lr-tb"/>
      <style:text-properties fo:color="#000000" style:text-underline-style="none" fo:font-weight="normal" officeooo:rsid="003e3caf" officeooo:paragraph-rsid="003e3caf" fo:background-color="transparent" style:font-weight-asian="normal" style:font-weight-complex="normal"/>
    </style:style>
    <style:style style:name="P57" style:family="paragraph" style:parent-style-name="Standard">
      <style:paragraph-properties style:writing-mode="lr-tb"/>
      <style:text-properties fo:color="#000000" style:text-underline-style="none" fo:font-weight="normal" officeooo:rsid="003e8779" officeooo:paragraph-rsid="003e8779" fo:background-color="transparent" style:font-weight-asian="normal" style:font-weight-complex="normal"/>
    </style:style>
    <style:style style:name="P58" style:family="paragraph" style:parent-style-name="Standard">
      <style:paragraph-properties style:writing-mode="lr-tb"/>
      <style:text-properties fo:color="#000000" style:text-underline-style="none" fo:font-weight="normal" officeooo:rsid="003fb350" officeooo:paragraph-rsid="003fb350" fo:background-color="transparent" style:font-weight-asian="normal" style:font-weight-complex="normal"/>
    </style:style>
    <style:style style:name="P59" style:family="paragraph" style:parent-style-name="Standard">
      <style:paragraph-properties style:writing-mode="lr-tb"/>
      <style:text-properties fo:color="#000000" style:text-underline-style="none" fo:font-weight="normal" officeooo:rsid="00422d2c" officeooo:paragraph-rsid="00422d2c" fo:background-color="transparent" style:font-weight-asian="normal" style:font-weight-complex="normal"/>
    </style:style>
    <style:style style:name="P60" style:family="paragraph" style:parent-style-name="Standard">
      <style:paragraph-properties style:writing-mode="lr-tb"/>
      <style:text-properties fo:color="#000000" style:text-underline-style="solid" style:text-underline-type="double" style:text-underline-width="auto" style:text-underline-color="font-color" fo:font-weight="normal" officeooo:rsid="003fb350" officeooo:paragraph-rsid="003fb350" fo:background-color="transparent" style:font-weight-asian="normal" style:font-weight-complex="normal"/>
    </style:style>
    <style:style style:name="T1" style:family="text">
      <style:text-properties fo:color="#9cdcfe"/>
    </style:style>
    <style:style style:name="T2" style:family="text">
      <style:text-properties fo:color="#9cdcfe" style:font-name="Droid Sans Mono" fo:font-size="10.5pt" fo:font-weight="normal" fo:background-color="#1e1e1e" loext:char-shading-value="0"/>
    </style:style>
    <style:style style:name="T3" style:family="text">
      <style:text-properties fo:color="#d4d4d4" style:font-name="Droid Sans Mono" fo:font-size="10.5pt" fo:font-weight="normal" fo:background-color="#1e1e1e" loext:char-shading-value="0"/>
    </style:style>
    <style:style style:name="T4" style:family="text">
      <style:text-properties fo:color="#dcdcaa"/>
    </style:style>
    <style:style style:name="T5" style:family="text">
      <style:text-properties fo:color="#dcdcaa" style:font-name="Droid Sans Mono" fo:font-size="10.5pt" fo:font-weight="normal" fo:background-color="#1e1e1e" loext:char-shading-value="0"/>
    </style:style>
    <style:style style:name="T6" style:family="text">
      <style:text-properties fo:color="#ce9178"/>
    </style:style>
    <style:style style:name="T7" style:family="text">
      <style:text-properties fo:color="#ce9178" style:font-name="Droid Sans Mono" fo:font-size="10.5pt" fo:font-weight="normal" fo:background-color="#1e1e1e" loext:char-shading-value="0"/>
    </style:style>
    <style:style style:name="T8" style:family="text">
      <style:text-properties officeooo:rsid="001c149e"/>
    </style:style>
    <style:style style:name="T9" style:family="text">
      <style:text-properties officeooo:rsid="001cfa44"/>
    </style:style>
    <style:style style:name="T10" style:family="text">
      <style:text-properties fo:color="#569cd6"/>
    </style:style>
    <style:style style:name="T11" style:family="text">
      <style:text-properties fo:color="#808080"/>
    </style:style>
    <style:style style:name="T12" style:family="text">
      <style:text-properties fo:color="#6a9955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1ed73e" fo:background-color="#ffff00" loext:char-shading-value="0"/>
    </style:style>
    <style:style style:name="T15" style:family="text">
      <style:text-properties officeooo:rsid="001ed73e"/>
    </style:style>
    <style:style style:name="T16" style:family="text">
      <style:text-properties officeooo:rsid="0020b3b1"/>
    </style:style>
    <style:style style:name="T17" style:family="text">
      <style:text-properties fo:color="#ffff00" fo:background-color="#333333" loext:char-shading-value="0"/>
    </style:style>
    <style:style style:name="T18" style:family="text">
      <style:text-properties fo:color="#ffff00" officeooo:rsid="0020b3b1" fo:background-color="#333333" loext:char-shading-value="0"/>
    </style:style>
    <style:style style:name="T19" style:family="text">
      <style:text-properties fo:color="#ffff00" officeooo:rsid="0025709a" fo:background-color="#333333" loext:char-shading-value="0"/>
    </style:style>
    <style:style style:name="T20" style:family="text">
      <style:text-properties fo:color="#ffff00" style:text-underline-style="none" fo:font-weight="normal" officeooo:rsid="0020b3b1" fo:background-color="#333333" loext:char-shading-value="0" style:font-weight-asian="normal" style:font-weight-complex="normal"/>
    </style:style>
    <style:style style:name="T21" style:family="text">
      <style:text-properties fo:color="#ffff00" style:text-underline-style="none" fo:font-weight="normal" officeooo:rsid="00229d5e" fo:background-color="#333333" loext:char-shading-value="0" style:font-weight-asian="normal" style:font-weight-complex="normal"/>
    </style:style>
    <style:style style:name="T22" style:family="text">
      <style:text-properties fo:color="#ffff00" style:text-underline-style="none" fo:font-weight="normal" officeooo:rsid="002b1db7" fo:background-color="#333333" loext:char-shading-value="0" style:font-weight-asian="normal" style:font-weight-complex="normal"/>
    </style:style>
    <style:style style:name="T23" style:family="text">
      <style:text-properties fo:color="#333333"/>
    </style:style>
    <style:style style:name="T24" style:family="text">
      <style:text-properties fo:color="#333333" officeooo:rsid="00229d5e"/>
    </style:style>
    <style:style style:name="T25" style:family="text">
      <style:text-properties fo:color="#333333" style:text-underline-style="none" fo:font-weight="normal" fo:background-color="transparent" loext:char-shading-value="0" style:font-weight-asian="normal" style:font-weight-complex="normal"/>
    </style:style>
    <style:style style:name="T26" style:family="text">
      <style:text-properties fo:color="#333333" style:text-underline-style="none" fo:font-weight="normal" officeooo:rsid="00229d5e" fo:background-color="transparent" loext:char-shading-value="0" style:font-weight-asian="normal" style:font-weight-complex="normal"/>
    </style:style>
    <style:style style:name="T27" style:family="text">
      <style:text-properties fo:color="#333333" style:text-underline-style="none" fo:font-weight="normal" officeooo:rsid="0020b3b1" fo:background-color="transparent" loext:char-shading-value="0" style:font-weight-asian="normal" style:font-weight-complex="normal"/>
    </style:style>
    <style:style style:name="T28" style:family="text">
      <style:text-properties fo:color="#333333" style:text-underline-style="none" fo:font-weight="normal" officeooo:rsid="00299d5c" fo:background-color="transparent" loext:char-shading-value="0" style:font-weight-asian="normal" style:font-weight-complex="normal"/>
    </style:style>
    <style:style style:name="T29" style:family="text">
      <style:text-properties fo:color="#333333" style:text-underline-style="none" fo:font-weight="normal" officeooo:rsid="002b1db7" fo:background-color="transparent" loext:char-shading-value="0" style:font-weight-asian="normal" style:font-weight-complex="normal"/>
    </style:style>
    <style:style style:name="T30" style:family="text">
      <style:text-properties fo:color="#333333" style:text-underline-style="none" fo:font-weight="normal" officeooo:rsid="002b90c9" fo:background-color="transparent" loext:char-shading-value="0" style:font-weight-asian="normal" style:font-weight-complex="normal"/>
    </style:style>
    <style:style style:name="T31" style:family="text">
      <style:text-properties fo:color="#333333" officeooo:rsid="0020b3b1"/>
    </style:style>
    <style:style style:name="T32" style:family="text">
      <style:text-properties style:text-underline-style="none" fo:font-weight="normal" officeooo:rsid="0020b3b1" fo:background-color="transparent" loext:char-shading-value="0" style:font-weight-asian="normal" style:font-weight-complex="normal"/>
    </style:style>
    <style:style style:name="T33" style:family="text">
      <style:text-properties officeooo:rsid="00299d5c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18pt" fo:background-color="#ff0000" loext:char-shading-value="0"/>
    </style:style>
    <style:style style:name="T36" style:family="text">
      <style:text-properties fo:color="#000000" fo:font-size="12pt" style:text-underline-style="none" fo:font-weight="normal" officeooo:rsid="0035ba2e" fo:background-color="transparent" loext:char-shading-value="0" style:font-size-asian="12pt" style:font-weight-asian="normal" style:font-size-complex="12pt" style:font-weight-complex="normal"/>
    </style:style>
    <style:style style:name="T37" style:family="text">
      <style:text-properties fo:color="#000000" fo:font-size="12pt" style:text-underline-style="none" fo:font-weight="normal" officeooo:rsid="0036d92d" fo:background-color="transparent" loext:char-shading-value="0" style:font-size-asian="12pt" style:font-weight-asian="normal" style:font-size-complex="12pt" style:font-weight-complex="normal"/>
    </style:style>
    <style:style style:name="T38" style:family="text">
      <style:text-properties officeooo:rsid="0035ba2e"/>
    </style:style>
    <style:style style:name="T39" style:family="text">
      <style:text-properties officeooo:rsid="0036d92d"/>
    </style:style>
    <style:style style:name="T40" style:family="text">
      <style:text-properties officeooo:rsid="003a23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ira aula: Revisão HTML, CS5 e JavaScript.</text:p>
      <text:p text:style-name="P1"/>
      <text:p text:style-name="P1">HTML → Conteúdo</text:p>
      <text:p text:style-name="P1">CS5 → Design</text:p>
      <text:p text:style-name="P1">JavaScript → Interação</text:p>
      <text:p text:style-name="P1"/>
      <text:p text:style-name="P1">Aula #04</text:p>
      <text:p text:style-name="P1"><text:tab/></text:p>
      <text:p text:style-name="P1"><text:tab/>&gt; Códigos:</text:p>
      <text:p text:style-name="P1"><text:tab/><text:tab/></text:p>
      <text:p text:style-name="P1"><text:span text:style-name="T2">window</text:span><text:span text:style-name="T3">.</text:span><text:span text:style-name="T5">alert</text:span><text:span text:style-name="T3">(</text:span><text:span text:style-name="T7">'Minha primeira mensagem!'</text:span><text:span text:style-name="T3">)</text:span></text:p>
      <text:p text:style-name="P3"><text:span text:style-name="T1">window</text:span>.<text:span text:style-name="T4">confirm</text:span>(<text:span text:style-name="T6">'Está gostando de JS?'</text:span>)</text:p>
      <text:p text:style-name="P3"><text:span text:style-name="T1">window</text:span>.<text:span text:style-name="T4">prompt</text:span>(<text:span text:style-name="T6">'Qual é seu nome?'</text:span>)</text:p>
      <text:p text:style-name="P1"/>
      <text:p text:style-name="P5">Aula #05</text:p>
      <text:p text:style-name="P5"/>
      <text:p text:style-name="P5"><text:tab/>&gt; Lembrar:</text:p>
      <text:p text:style-name="P5"/>
      <text:p text:style-name="P5"><text:tab/><text:tab/>→ vaga a1 <text:span text:style-name="T13">=</text:span> carro1 <text:s/>// O sinal de igual ( <text:span text:style-name="T13">=</text:span> ) significa <text:span text:style-name="T13">RECEBE</text:span></text:p>
      <text:p text:style-name="P5"><text:tab/><text:tab/>Ex: Carros nas vagas</text:p>
      <text:p text:style-name="P5"><text:tab/><text:tab/>→ vaga a1 = <text:span text:style-name="T13">null</text:span> // O null <text:span text:style-name="T13">ELIMINA</text:span></text:p>
      <text:p text:style-name="P5"/>
      <text:p text:style-name="P5"><text:tab/><text:span text:style-name="T8">OBS: VAR → VARIÁVEL </text:span><text:span text:style-name="T9">(Também pode ser LET)</text:span></text:p>
      <text:p text:style-name="P6"/>
      <text:p text:style-name="P6"><text:tab/>&gt;Notas</text:p>
      <text:p text:style-name="P6"><text:tab/></text:p>
      <text:p text:style-name="P6"><text:tab/><text:tab/>→Tentei sozinho e consegui o seguinte:</text:p>
      <text:p text:style-name="P6"/>
      <text:p text:style-name="P4"><text:span text:style-name="T10">script</text:span><text:span text:style-name="T11">&gt;</text:span></text:p>
      <text:p text:style-name="P2"><text:span text:style-name="T1">window</text:span>.<text:span text:style-name="T4">alert</text:span>(<text:span text:style-name="T6">'Minha primeira mensagem!'</text:span>) <text:span text:style-name="T12">//Janela com boão OK</text:span></text:p>
      <text:p text:style-name="P2"><text:span text:style-name="T1">window</text:span>.<text:span text:style-name="T4">confirm</text:span>(<text:span text:style-name="T6">'Está gostando de JS?'</text:span>) <text:span text:style-name="T12">//Janela com botão OK ou Cancelar</text:span></text:p>
      <text:p text:style-name="P7">//window.prompt('Qual é seu nome?') // Janela com barra de preenchimento</text:p>
      <text:p text:style-name="P2"><text:span text:style-name="T10">var</text:span> <text:span text:style-name="T1">n1</text:span> = <text:span text:style-name="T1">window</text:span>.<text:span text:style-name="T4">prompt</text:span>(<text:span text:style-name="T6">'Qual é seu nome?'</text:span>) <text:span text:style-name="T12">// Com o "var" + n1 podemos armazenar a informação requerida depois do igual "="</text:span></text:p>
      <text:p text:style-name="P2"><text:span text:style-name="T1">window</text:span>.<text:span text:style-name="T4">alert</text:span>(<text:span text:style-name="T1">n1</text:span>)</text:p>
      <text:p text:style-name="P2"><text:span text:style-name="T11">&lt;/</text:span><text:span text:style-name="T10">script</text:span><text:span text:style-name="T11">&gt;</text:span></text:p>
      <text:p text:style-name="P6"/>
      <text:p text:style-name="P6">//Basicamente consegui fazer com que a variável armazenasse a informação que o prompt pediu.</text:p>
      <text:p text:style-name="P6"/>
      <text:p text:style-name="P6"/>
      <text:p text:style-name="P8">IDENTIFICADORES</text:p>
      <text:p text:style-name="P8"/>
      <text:p text:style-name="P8"><text:tab/>&gt;Notas</text:p>
      <text:p text:style-name="P8"/>
      <text:p text:style-name="P42"><text:tab/><text:tab/>→Podem começar com <text:span text:style-name="T13">letra</text:span>, <text:span text:style-name="T13">$</text:span> ou <text:span text:style-name="T13">_</text:span></text:p>
      <text:p text:style-name="P42"><text:tab/><text:tab/>→Não podem começar com <text:span text:style-name="T13">números</text:span></text:p>
      <text:p text:style-name="P42"><text:tab/><text:tab/>→É possível usar <text:span text:style-name="T13">letras</text:span> ou <text:span text:style-name="T13">números</text:span></text:p>
      <text:p text:style-name="P42"><text:tab/><text:tab/>→É possível usar <text:span text:style-name="T13">acentos</text:span> e <text:span text:style-name="T13">símbolos</text:span></text:p>
      <text:p text:style-name="P42"><text:tab/><text:tab/>→Não podem conter <text:span text:style-name="T13">espaços</text:span></text:p>
      <text:p text:style-name="P42"><text:tab/><text:tab/>→Não podem ser <text:span text:style-name="T13">palavras reservadas</text:span></text:p>
      <text:p text:style-name="P6"><text:tab/><text:span text:style-name="T15">&gt;Dicas</text:span></text:p>
      <text:p text:style-name="P6"><text:tab/><text:tab/><text:span text:style-name="T15">→Maiúsculas e minúsculas fazem a diferença</text:span></text:p>
      <text:p text:style-name="P6"><text:soft-page-break/><text:tab/><text:tab/><text:span text:style-name="T15">→Tente utilizar </text:span><text:span text:style-name="T14">nomes coerentes</text:span><text:span text:style-name="T15"> para para as variáveis</text:span></text:p>
      <text:p text:style-name="P6"><text:tab/><text:tab/><text:span text:style-name="T15">→Evite se tornar um </text:span><text:span text:style-name="T14">‘programador alfabeto’</text:span><text:span text:style-name="T15"> ou um </text:span><text:span text:style-name="T14">‘programador contador’</text:span></text:p>
      <text:p text:style-name="P39"/>
      <text:p text:style-name="P10">Aula #06</text:p>
      <text:p text:style-name="P9"/>
      <text:p text:style-name="P9">Pesquisar: Concatenação.</text:p>
      <text:p text:style-name="P9"/>
      <text:p text:style-name="P11"/>
      <text:p text:style-name="P11"><text:tab/><text:span text:style-name="T16">Transformar STRING → Number</text:span></text:p>
      <text:p text:style-name="P11"/>
      <text:p text:style-name="P13"><text:span text:style-name="T32">Number.</text:span><text:span text:style-name="T20">parse</text:span><text:span text:style-name="T21">I</text:span><text:span text:style-name="T20">nt(</text:span><text:span text:style-name="T32">n</text:span><text:span text:style-name="T20">)</text:span><text:span text:style-name="T26"> Número Inteiro (ex: 5)</text:span></text:p>
      <text:p text:style-name="P14"><text:span text:style-name="T27">Number.</text:span><text:span text:style-name="T20">parsel</text:span><text:span text:style-name="T21">Float(</text:span><text:span text:style-name="T27">n</text:span><text:span text:style-name="T20">)</text:span><text:span text:style-name="T26"> Número Real (ex: 5.2)</text:span></text:p>
      <text:p text:style-name="P15"><text:span text:style-name="T26">N</text:span><text:span text:style-name="T25">umber(n) → Ele descobr e decide o que fazer</text:span></text:p>
      <text:p text:style-name="P20"/>
      <text:p text:style-name="P21">Transformar Number→ STRING</text:p>
      <text:p text:style-name="P21"/>
      <text:p text:style-name="P12"><text:span text:style-name="T17">String</text:span><text:span text:style-name="T18">(</text:span><text:span text:style-name="T31">n</text:span><text:span text:style-name="T18">)</text:span><text:span text:style-name="T24"> </text:span></text:p>
      <text:p text:style-name="P16"><text:span text:style-name="T23">n.</text:span><text:span text:style-name="T19">toString</text:span><text:span text:style-name="T18">()</text:span></text:p>
      <text:p text:style-name="P40"/>
      <text:p text:style-name="P40"/>
      <text:p text:style-name="P17"><text:span text:style-name="T16">F</text:span>ormatando Strings</text:p>
      <text:p text:style-name="P17"/>
      <text:p text:style-name="P17">Var s = ‘JavaScript’</text:p>
      <text:p text:style-name="P17"/>
      <text:p text:style-name="P17">‘Eu estou aprendendo s’ // Não faz interpolação</text:p>
      <text:p text:style-name="P17">‘Eu estou aprendendo s’ // Usa concatenação</text:p>
      <text:p text:style-name="P17">`Eu estou aprendendo ${s} // Usa template String <text:s/>→ Usa Crase ( ` )</text:p>
      <text:p text:style-name="P17"/>
      <text:p text:style-name="P17">ex: &gt;</text:p>
      <text:p text:style-name="P17"/>
      <text:p text:style-name="P17">node:</text:p>
      <text:p text:style-name="P17"/>
      <text:p text:style-name="P25">`O Aluno ${nome} com ${idade} anos de idade, tirou a nota ${nota}`</text:p>
      <text:p text:style-name="P17">'O Aluno Miqueias com 21 anos de idade, tirou a nota 10'</text:p>
      <text:p text:style-name="P17"/>
      <text:p text:style-name="P18">s.<text:span text:style-name="T17">length</text:span><text:span text:style-name="T33"> <text:s text:c="9"/>// </text:span>Quantos caracteres a string tem<text:span text:style-name="T33"> </text:span></text:p>
      <text:p text:style-name="P26"><text:span text:style-name="T29">s.</text:span><text:span text:style-name="T22">toUpperCase()</text:span><text:span text:style-name="T28"> <text:s text:c="9"/>// </text:span><text:span text:style-name="T29">Tudo para ‘M</text:span><text:span text:style-name="T30">AIÚSCULAS’</text:span></text:p>
      <text:p text:style-name="P18">s<text:span text:style-name="T18">.</text:span><text:span text:style-name="T17">toLowerCase()</text:span><text:span text:style-name="T33"> <text:s text:c="9"/>// </text:span>tudo para ‘Minúsculas’</text:p>
      <text:p text:style-name="P17"/>
      <text:p text:style-name="P17"/>
      <text:p text:style-name="P19">FORMATANDO NÚMEROS</text:p>
      <text:p text:style-name="P19"/>
      <text:p text:style-name="P19">NODE:</text:p>
      <text:p text:style-name="P19"/>
      <text:p text:style-name="P19">&gt; var n1 = 1541.5</text:p>
      <text:p text:style-name="P19">undefined</text:p>
      <text:p text:style-name="P19">&gt; n1</text:p>
      <text:p text:style-name="P19">1541.5</text:p>
      <text:p text:style-name="P19">&gt; n1.toFixed(2)</text:p>
      <text:p text:style-name="P19">'1541.50'</text:p>
      <text:p text:style-name="P19">&gt; n1.toFixed(2).replace('.',',')</text:p>
      <text:p text:style-name="P19">'1541,50'</text:p>
      <text:p text:style-name="P24"><text:soft-page-break/>Transformando <text:s/>números em estado monetário</text:p>
      <text:p text:style-name="P22"/>
      <text:p text:style-name="P22">&gt; var n1 = 1541.5</text:p>
      <text:p text:style-name="P22">undefined</text:p>
      <text:p text:style-name="P22">&gt; n1.toLocaleString('pt-BR',{style: 'currency', currency: 'BRL'})</text:p>
      <text:p text:style-name="P22">'R$ 1.541,50'</text:p>
      <text:p text:style-name="P23"/>
      <text:p text:style-name="P27">Aula#07</text:p>
      <text:p text:style-name="P27"/>
      <text:p text:style-name="P28">Operadores:</text:p>
      <text:p text:style-name="P28"><text:tab/>Aritméticos</text:p>
      <text:p text:style-name="P28"><text:tab/>Atribuição</text:p>
      <text:p text:style-name="P28"><text:tab/>Relacionais</text:p>
      <text:p text:style-name="P28"><text:tab/>Lógicos</text:p>
      <text:p text:style-name="P28"><text:tab/>Ternário</text:p>
      <text:p text:style-name="P28"/>
      <text:p text:style-name="P28">Aritméticos:</text:p>
      <text:p text:style-name="P28"><text:tab/>5 + 2 → 7</text:p>
      <text:p text:style-name="P28"><text:tab/>5 – 2 → 3</text:p>
      <text:p text:style-name="P28"><text:tab/>5 * 2 → 10</text:p>
      <text:p text:style-name="P28"><text:tab/>5 / <text:s/>2 → 2.5</text:p>
      <text:p text:style-name="P28"><text:tab/>5 % 2 → 1 (Resto da divisão inteira)</text:p>
      <text:p text:style-name="P28"><text:tab/>5 ** 2 → 25</text:p>
      <text:p text:style-name="P28"/>
      <text:p text:style-name="P29"><text:span text:style-name="T35">Ordem de precedência:</text:span><text:line-break/></text:p>
      <text:p text:style-name="P37">( )</text:p>
      <text:p text:style-name="P37">**</text:p>
      <text:p text:style-name="P37">* / %</text:p>
      <text:p text:style-name="P37">+ -</text:p>
      <text:p text:style-name="P37"/>
      <text:p text:style-name="P38">Atribuição:</text:p>
      <text:p text:style-name="P38"/>
      <text:p text:style-name="P38"><text:tab/><text:span text:style-name="T34">var n = 10</text:span></text:p>
      <text:p text:style-name="P30"><text:tab/>n +=</text:p>
      <text:p text:style-name="P30"><text:tab/>11</text:p>
      <text:p text:style-name="P30"/>
      <text:p text:style-name="P36">Relacionais:</text:p>
      <text:p text:style-name="P30"/>
      <text:p text:style-name="P30">5 &gt; 2 <text:s/>→ true</text:p>
      <text:p text:style-name="P30">7 &lt; 4 → false</text:p>
      <text:p text:style-name="P30">8 &gt;= 8 → true</text:p>
      <text:p text:style-name="P30"><text:soft-page-break/>9 &lt;= 7 → false</text:p>
      <text:p text:style-name="P30">5 == 5 → true</text:p>
      <text:p text:style-name="P30">4 != 4 →false</text:p>
      <text:p text:style-name="P32"/>
      <text:p text:style-name="P32">Identidade</text:p>
      <text:p text:style-name="P32"/>
      <text:p text:style-name="P32">5 == 5 → true</text:p>
      <text:p text:style-name="P32">5 == ‘5’ → true</text:p>
      <text:p text:style-name="P32">5 === ‘5’ → false</text:p>
      <text:p text:style-name="P32"/>
      <text:p text:style-name="P32"/>
      <text:p text:style-name="P33">TYPEOF → PARA CHECAR O TIPO PRIMITIVO</text:p>
      <text:p text:style-name="P33"/>
      <text:p text:style-name="P33"/>
      <text:p text:style-name="P30">&gt; typeof x</text:p>
      <text:p text:style-name="P30">'number'</text:p>
      <text:p text:style-name="P30">&gt; typeof y</text:p>
      <text:p text:style-name="P30">'string'</text:p>
      <text:p text:style-name="P30"/>
      <text:p text:style-name="P30"/>
      <text:p text:style-name="P34">Lógicos:</text:p>
      <text:p text:style-name="P34"/>
      <text:p text:style-name="P34"/>
      <text:p text:style-name="P34"><text:s/>! <text:s/>→ negação</text:p>
      <text:p text:style-name="P34"><text:s/>&amp;&amp; <text:s/>→ conjunção</text:p>
      <text:p text:style-name="P34"><text:s/>|| <text:s/>→ disjunção</text:p>
      <text:p text:style-name="P34"/>
      <text:p text:style-name="P34"/>
      <text:p text:style-name="P34"><text:tab/>Negação</text:p>
      <text:p text:style-name="P34"/>
      <text:p text:style-name="P34"><text:tab/><text:tab/>! <text:s/>true <text:s/>→false</text:p>
      <text:p text:style-name="P34"><text:tab/><text:tab/> <text:s text:c="2"/>false →true</text:p>
      <text:p text:style-name="P31"/>
      <text:p text:style-name="P31"/>
      <text:p text:style-name="P31"><text:tab/><text:span text:style-name="T38">Conjunção</text:span></text:p>
      <text:p text:style-name="P31"/>
      <text:p text:style-name="P34"><text:tab/><text:tab/>true &amp;&amp; true <text:s/>→true</text:p>
      <text:p text:style-name="P34"><text:tab/><text:tab/>true <text:s text:c="7"/>false <text:s/>→false</text:p>
      <text:p text:style-name="P34"><text:tab/><text:tab/>false <text:s text:c="6"/>true <text:s text:c="2"/>→ false</text:p>
      <text:p text:style-name="P34"><text:tab/><text:tab/>false <text:s text:c="6"/>false <text:s/>→ false</text:p>
      <text:p text:style-name="P34"/>
      <text:p text:style-name="P34"><text:tab/><text:span text:style-name="T39">DISJUNÇÃO</text:span></text:p>
      <text:p text:style-name="P34"/>
      <text:p text:style-name="P34"><text:tab/><text:tab/></text:p>
      <text:p text:style-name="P34"><text:tab/><text:tab/><text:span text:style-name="T39">TRUE <text:s/>|| <text:s/>TRUE → TRUE</text:span></text:p>
      <text:p text:style-name="P41"><text:span text:style-name="T36"><text:tab/><text:tab/></text:span><text:span text:style-name="T37">TRUE <text:s text:c="5"/>FALSE → TRUE</text:span></text:p>
      <text:p text:style-name="P34"><text:tab/><text:tab/><text:span text:style-name="T39">FALSE <text:s text:c="4"/>TRUE → TRUE </text:span></text:p>
      <text:p text:style-name="P41"><text:span text:style-name="T36"><text:tab/><text:tab/></text:span><text:span text:style-name="T37">FALSE <text:s text:c="4"/>FALSE→ FALSE</text:span></text:p>
      <text:p text:style-name="P54"/>
      <text:p text:style-name="P54"/>
      <text:p text:style-name="P54"/>
      <text:p text:style-name="P34"/>
      <table:table table:name="Tabela1" table:style-name="Tabela1">
        <table:table-column table:style-name="Tabela1.A" table:number-columns-repeated="3"/>
        <table:table-column table:style-name="Tabela1.D"/>
        <text:soft-page-break/>
        <table:table-row>
          <table:table-cell table:style-name="Tabela1.A1" office:value-type="string">
            <text:p text:style-name="P46"/>
          </table:table-cell>
          <table:table-cell table:style-name="Tabela1.A1" office:value-type="string">
            <text:p text:style-name="P47">Negação</text:p>
          </table:table-cell>
          <table:table-cell table:style-name="Tabela1.A1" office:value-type="string">
            <text:p text:style-name="P47">Conjunção</text:p>
          </table:table-cell>
          <table:table-cell table:style-name="Tabela1.D1" office:value-type="string">
            <text:p text:style-name="P47">Disjunção</text:p>
          </table:table-cell>
        </table:table-row>
        <table:table-row>
          <table:table-cell table:style-name="Tabela1.A2" office:value-type="string">
            <text:p text:style-name="P50">0 <text:s text:c="6"/>0</text:p>
          </table:table-cell>
          <table:table-cell table:style-name="Tabela1.A2" office:value-type="string">
            <text:p text:style-name="P51">1</text:p>
          </table:table-cell>
          <table:table-cell table:style-name="Tabela1.A2" office:value-type="string">
            <text:p text:style-name="P50">0</text:p>
          </table:table-cell>
          <table:table-cell table:style-name="Tabela1.D2" office:value-type="string">
            <text:p text:style-name="P50">0</text:p>
          </table:table-cell>
        </table:table-row>
        <table:table-row>
          <table:table-cell table:style-name="Tabela1.A2" office:value-type="string">
            <text:p text:style-name="P50">0 <text:s text:c="6"/>1</text:p>
          </table:table-cell>
          <table:table-cell table:style-name="Tabela1.A2" office:value-type="string">
            <text:p text:style-name="P50">0</text:p>
          </table:table-cell>
          <table:table-cell table:style-name="Tabela1.A2" office:value-type="string">
            <text:p text:style-name="P50">0</text:p>
          </table:table-cell>
          <table:table-cell table:style-name="Tabela1.D2" office:value-type="string">
            <text:p text:style-name="P50">1</text:p>
          </table:table-cell>
        </table:table-row>
        <table:table-row>
          <table:table-cell table:style-name="Tabela1.A2" office:value-type="string">
            <text:p text:style-name="P50">1 <text:s text:c="6"/>0</text:p>
          </table:table-cell>
          <table:table-cell table:style-name="Tabela1.A2" office:value-type="string">
            <text:p text:style-name="P50">0</text:p>
          </table:table-cell>
          <table:table-cell table:style-name="Tabela1.A2" office:value-type="string">
            <text:p text:style-name="P50">0</text:p>
          </table:table-cell>
          <table:table-cell table:style-name="Tabela1.D2" office:value-type="string">
            <text:p text:style-name="P50">1</text:p>
          </table:table-cell>
        </table:table-row>
        <table:table-row>
          <table:table-cell table:style-name="Tabela1.A2" office:value-type="string">
            <text:p text:style-name="P50">1 <text:s text:c="6"/>1</text:p>
          </table:table-cell>
          <table:table-cell table:style-name="Tabela1.A2" office:value-type="string">
            <text:p text:style-name="P51">0</text:p>
          </table:table-cell>
          <table:table-cell table:style-name="Tabela1.A2" office:value-type="string">
            <text:p text:style-name="P50">1</text:p>
          </table:table-cell>
          <table:table-cell table:style-name="Tabela1.D2" office:value-type="string">
            <text:p text:style-name="P50">1</text:p>
          </table:table-cell>
        </table:table-row>
      </table:table>
      <text:p text:style-name="P34"/>
      <text:p text:style-name="P35"/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office:value-type="string">
            <text:p text:style-name="P49"/>
          </table:table-cell>
          <table:table-cell table:style-name="Tabela2.A1" office:value-type="string">
            <text:p text:style-name="P48">Negação ! <text:span text:style-name="T40">(diferente)</text:span></text:p>
          </table:table-cell>
          <table:table-cell table:style-name="Tabela2.A1" office:value-type="string">
            <text:p text:style-name="P48">Conjunção <text:span text:style-name="T39">&amp;&amp; </text:span><text:span text:style-name="T40">(e)</text:span></text:p>
          </table:table-cell>
          <table:table-cell table:style-name="Tabela2.D1" office:value-type="string">
            <text:p text:style-name="P48">Disjunção <text:span text:style-name="T39">|| </text:span><text:span text:style-name="T40">(ou)</text:span></text:p>
          </table:table-cell>
        </table:table-row>
        <table:table-row>
          <table:table-cell table:style-name="Tabela2.A2" office:value-type="string">
            <text:p text:style-name="P50">false <text:s text:c="5"/>false</text:p>
          </table:table-cell>
          <table:table-cell table:style-name="Tabela2.A2" office:value-type="string">
            <text:p text:style-name="P51">true</text:p>
          </table:table-cell>
          <table:table-cell table:style-name="Tabela2.A2" office:value-type="string">
            <text:p text:style-name="P50">false</text:p>
          </table:table-cell>
          <table:table-cell table:style-name="Tabela2.D2" office:value-type="string">
            <text:p text:style-name="P50">false</text:p>
          </table:table-cell>
        </table:table-row>
        <table:table-row>
          <table:table-cell table:style-name="Tabela2.A2" office:value-type="string">
            <text:p text:style-name="P50">false <text:s text:c="6"/>true</text:p>
          </table:table-cell>
          <table:table-cell table:style-name="Tabela2.A2" office:value-type="string">
            <text:p text:style-name="P50">f</text:p>
          </table:table-cell>
          <table:table-cell table:style-name="Tabela2.A2" office:value-type="string">
            <text:p text:style-name="P50">false</text:p>
          </table:table-cell>
          <table:table-cell table:style-name="Tabela2.D2" office:value-type="string">
            <text:p text:style-name="P50">true</text:p>
          </table:table-cell>
        </table:table-row>
        <table:table-row>
          <table:table-cell table:style-name="Tabela2.A2" office:value-type="string">
            <text:p text:style-name="P50">false <text:s text:c="6"/>true</text:p>
          </table:table-cell>
          <table:table-cell table:style-name="Tabela2.A2" office:value-type="string">
            <text:p text:style-name="P50">false</text:p>
          </table:table-cell>
          <table:table-cell table:style-name="Tabela2.A2" office:value-type="string">
            <text:p text:style-name="P50">false</text:p>
          </table:table-cell>
          <table:table-cell table:style-name="Tabela2.D2" office:value-type="string">
            <text:p text:style-name="P50">true</text:p>
          </table:table-cell>
        </table:table-row>
        <table:table-row>
          <table:table-cell table:style-name="Tabela2.A2" office:value-type="string">
            <text:p text:style-name="P50">true <text:s text:c="6"/>true</text:p>
          </table:table-cell>
          <table:table-cell table:style-name="Tabela2.A2" office:value-type="string">
            <text:p text:style-name="P51">false</text:p>
          </table:table-cell>
          <table:table-cell table:style-name="Tabela2.A2" office:value-type="string">
            <text:p text:style-name="P50">true</text:p>
          </table:table-cell>
          <table:table-cell table:style-name="Tabela2.D2" office:value-type="string">
            <text:p text:style-name="P50">true</text:p>
          </table:table-cell>
        </table:table-row>
      </table:table>
      <text:p text:style-name="P35"/>
      <text:p text:style-name="P43"/>
      <text:p text:style-name="P43"/>
      <text:p text:style-name="P44">//EXEMPLOS</text:p>
      <text:p text:style-name="P44"/>
      <text:p text:style-name="P44"><text:tab/>idade &gt;= 15 &amp;&amp; idade &lt;= 17<text:tab/><text:tab/>/ a idade está entre 15 e 17?</text:p>
      <text:p text:style-name="P44"><text:tab/>estado == ‘RJ’ || estado == ‘SP’<text:tab/>/ o estado é RJ ou SP?</text:p>
      <text:p text:style-name="P44"><text:tab/>Salário &gt; 1500 &amp;&amp; sexo != ‘M’<text:tab/>/ o salário é acima de 1500 e não é homem?</text:p>
      <text:p text:style-name="P44"/>
      <text:p text:style-name="P45">Ternário</text:p>
      <text:p text:style-name="P45"/>
      <text:p text:style-name="P45">?:</text:p>
      <text:p text:style-name="P45"/>
      <text:p text:style-name="P45">teste ? True : false</text:p>
      <text:p text:style-name="P45"/>
      <text:p text:style-name="P45">exemplo: média &gt;= 7.0 ? “aprovado” : “Reprovado”</text:p>
      <text:p text:style-name="P45"/>
      <text:p text:style-name="P45"/>
      <text:p text:style-name="P56">AULA#09</text:p>
      <text:p text:style-name="P56"/>
      <text:p text:style-name="P56">MODULO C</text:p>
      <text:p text:style-name="P56"/>
      <text:p text:style-name="P56">DOM → Document Object Model</text:p>
      <text:p text:style-name="P56"/>
      <text:p text:style-name="P56"><text:tab/>→Arvore DOM</text:p>
      <text:p text:style-name="P56"/>
      <text:p text:style-name="P56"><text:tab/>→Manipulando DOM</text:p>
      <text:p text:style-name="P56"/>
      <text:p text:style-name="P56">Entendendo o DOM</text:p>
      <text:p text:style-name="P56"/>
      <text:p text:style-name="P56"/>
      <text:p text:style-name="P57"><text:soft-page-break/>Árvore DOM</text:p>
      <text:p text:style-name="P57"/>
      <text:p text:style-name="P57">window → Objeto DOM</text:p>
      <text:p text:style-name="P57"/>
      <text:p text:style-name="P57">Dentro de window temos → location – document – history – etc</text:p>
      <text:p text:style-name="P57"/>
      <text:p text:style-name="P57">Em document temos → html</text:p>
      <text:p text:style-name="P57"/>
      <text:p text:style-name="P57">Em html → head – body</text:p>
      <text:p text:style-name="P57"/>
      <text:p text:style-name="P57">Em head → meta – title</text:p>
      <text:p text:style-name="P57"/>
      <text:p text:style-name="P57">Em body → h1 – p – p – div</text:p>
      <text:p text:style-name="P57"/>
      <text:p text:style-name="P57">Em p → strong</text:p>
      <text:p text:style-name="P57"/>
      <text:p text:style-name="P58">SELECIONANDO</text:p>
      <text:p text:style-name="P58"/>
      <text:p text:style-name="P58">por Marca</text:p>
      <text:p text:style-name="P59">↓</text:p>
      <text:p text:style-name="P59">getElementsByTagName()</text:p>
      <text:p text:style-name="P59"/>
      <text:p text:style-name="P58">por ID</text:p>
      <text:p text:style-name="P58">por Nome</text:p>
      <text:p text:style-name="P58">por Classe</text:p>
      <text:p text:style-name="P58">por Seletor</text:p>
      <text:p text:style-name="P6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8-20T09:26:11.473658822</meta:creation-date>
    <dc:date>2021-08-25T15:25:17.690356497</dc:date>
    <meta:editing-duration>PT6H34M4S</meta:editing-duration>
    <meta:editing-cycles>24</meta:editing-cycles>
    <meta:generator>LibreOffice/6.4.6.2$Linux_X86_64 LibreOffice_project/40$Build-2</meta:generator>
    <meta:document-statistic meta:table-count="2" meta:image-count="0" meta:object-count="0" meta:page-count="6" meta:paragraph-count="201" meta:word-count="705" meta:character-count="3952" meta:non-whitespace-character-count="3220"/>
  </office:meta>
</office:document-meta>
</file>